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45mm"/>
    </style:style>
    <style:style style:name="co3" style:family="table-column">
      <style:table-column-properties fo:break-before="auto" style:column-width="40.25mm"/>
    </style:style>
    <style:style style:name="co4" style:family="table-column">
      <style:table-column-properties fo:break-before="auto" style:column-width="38.29mm"/>
    </style:style>
    <style:style style:name="co5" style:family="table-column">
      <style:table-column-properties fo:break-before="auto" style:column-width="37.24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34.3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3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24292e" style:text-outline="false" style:text-line-through-style="none" style:text-line-through-type="none" style:font-name="Consola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shapes>
          <draw:frame draw:z-index="2" draw:style-name="gr1" draw:text-style-name="P1" svg:width="159.98mm" svg:height="89.81mm" svg:x="19.45mm" svg:y="104.38mm">
            <draw:object draw:notify-on-update-of-ranges="Planilha1.B14:Planilha1.B14 Planilha1.C14:Planilha1.J14 Planilha1.B15:Planilha1.B15 Planilha1.C15:Planilha1.J15 Planilha1.B16:Planilha1.B16 Planilha1.C16:Planilha1.J16 Planilha1.B17:Planilha1.B17 Planilha1.C17:Planilha1.J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similaridade_c2ds1-2sp.od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2 Clusters</text:p>
          </table:table-cell>
          <table:table-cell office:value-type="string" calcext:value-type="string">
            <text:p>3 Clusters</text:p>
          </table:table-cell>
          <table:table-cell office:value-type="string" calcext:value-type="string">
            <text:p>4 Clusters</text:p>
          </table:table-cell>
          <table:table-cell office:value-type="string" calcext:value-type="string">
            <text:p>5 Clusters</text:p>
          </table:table-cell>
          <table:table-cell>
            <draw:frame table:end-cell-address="Planilha1.I6" table:end-x="11.1mm" table:end-y="2.46mm" draw:z-index="0" draw:name="Gráfico 2" draw:style-name="gr2" draw:text-style-name="P2" svg:width="72.52mm" svg:height="28.04mm" svg:x="13.05mm" svg:y="0mm">
              <draw:object draw:notify-on-update-of-ranges="Planilha1.C1:Planilha1.F1 Planilha1.B2:Planilha1.B2 Planilha1.C2:Planilha1.F2 Planilha1.B3:Planilha1.B3 Planilha1.C3:Planilha1.F3 Planilha1.B4:Planilha1.B4 Planilha1.C4:Planilha1.F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varage-Link</text:p>
          </table:table-cell>
          <table:table-cell office:value-type="float" office:value="0.0221251462925851" calcext:value-type="float">
            <text:p>0,022125146292585</text:p>
          </table:table-cell>
          <table:table-cell office:value-type="float" office:value="0.0188749048647787" calcext:value-type="float">
            <text:p>0,018874904864779</text:p>
          </table:table-cell>
          <table:table-cell office:value-type="float" office:value="0.0156235024712952" calcext:value-type="float">
            <text:p>0,015623502471295</text:p>
          </table:table-cell>
          <table:table-cell office:value-type="float" office:value="0.0154941565368294" calcext:value-type="float">
            <text:p>0,015494156536829</text:p>
          </table:table-cell>
          <table:table-cell table:number-columns-repeated="5"/>
          <table:table-cell table:style-name="ce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-médias</text:p>
          </table:table-cell>
          <table:table-cell office:value-type="float" office:value="0.0321551902518829" calcext:value-type="float">
            <text:p>0,032155190251883</text:p>
          </table:table-cell>
          <table:table-cell office:value-type="float" office:value="0.042117592304242" calcext:value-type="float">
            <text:p>0,042117592304242</text:p>
          </table:table-cell>
          <table:table-cell office:value-type="float" office:value="0.0513472733667744" calcext:value-type="float">
            <text:p>0,051347273366774</text:p>
          </table:table-cell>
          <table:table-cell office:value-type="float" office:value="0.0326455963525628" calcext:value-type="float">
            <text:p>0,032645596352563</text:p>
          </table:table-cell>
          <table:table-cell table:number-columns-repeated="5"/>
          <table:table-cell table:style-name="ce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ingle-Link</text:p>
          </table:table-cell>
          <table:table-cell office:value-type="float" office:value="1" calcext:value-type="float">
            <text:p>1</text:p>
          </table:table-cell>
          <table:table-cell office:value-type="float" office:value="0.998001996003992" calcext:value-type="float">
            <text:p>0,998001996003992</text:p>
          </table:table-cell>
          <table:table-cell office:value-type="float" office:value="0.996003984015936" calcext:value-type="float">
            <text:p>0,996003984015936</text:p>
          </table:table-cell>
          <table:table-cell office:value-type="float" office:value="0.994009968091832" calcext:value-type="float">
            <text:p>0,994009968091832</text:p>
          </table:table-cell>
          <table:table-cell table:number-columns-repeated="4"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53"/>
        </table:table-row>
        <table:table-row table:style-name="ro1">
          <table:table-cell table:number-columns-repeated="6"/>
          <table:table-cell>
            <draw:frame table:end-cell-address="Planilha1.I12" table:end-x="11.81mm" table:end-y="1.76mm" draw:z-index="1" draw:name="Gráfico 3" draw:style-name="gr2" draw:text-style-name="P2" svg:width="75.43mm" svg:height="26.28mm" svg:x="10.85mm" svg:y="1.06mm">
              <draw:object draw:notify-on-update-of-ranges="Planilha1.C8:Planilha1.F8 Planilha1.B9:Planilha1.B9 Planilha1.C9:Planilha1.F9 Planilha1.B10:Planilha1.B10 Planilha1.C10:Planilha1.F10 Planilha1.B11:Planilha1.B11 Planilha1.C11:Planilha1.F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office:value-type="string" calcext:value-type="string">
            <text:p>similaridade_c2ds3-2g.od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2 Clusters</text:p>
          </table:table-cell>
          <table:table-cell office:value-type="string" calcext:value-type="string">
            <text:p>3 Clusters</text:p>
          </table:table-cell>
          <table:table-cell office:value-type="string" calcext:value-type="string">
            <text:p>4 Clusters</text:p>
          </table:table-cell>
          <table:table-cell office:value-type="string" calcext:value-type="string">
            <text:p>5 Cluster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Avarage-Link</text:p>
          </table:table-cell>
          <table:table-cell office:value-type="float" office:value="0.472867704575316" calcext:value-type="float">
            <text:p>0,472867704575316</text:p>
          </table:table-cell>
          <table:table-cell office:value-type="float" office:value="0.385175006010711" calcext:value-type="float">
            <text:p>0,385175006010711</text:p>
          </table:table-cell>
          <table:table-cell office:value-type="float" office:value="0.471802085876499" calcext:value-type="float">
            <text:p>0,471802085876499</text:p>
          </table:table-cell>
          <table:table-cell office:value-type="float" office:value="0.353795690998945" calcext:value-type="float">
            <text:p>0,353795690998945</text:p>
          </table:table-cell>
          <table:table-cell table:number-columns-repeated="2"/>
          <table:table-cell table:style-name="ce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k-médias</text:p>
          </table:table-cell>
          <table:table-cell office:value-type="float" office:value="0.887251518322537" calcext:value-type="float">
            <text:p>0,887251518322537</text:p>
          </table:table-cell>
          <table:table-cell office:value-type="float" office:value="0.43906340400298" calcext:value-type="float">
            <text:p>0,43906340400298</text:p>
          </table:table-cell>
          <table:table-cell office:value-type="float" office:value="0.445861915571538" calcext:value-type="float">
            <text:p>0,445861915571538</text:p>
          </table:table-cell>
          <table:table-cell office:value-type="float" office:value="0.348526777816374" calcext:value-type="float">
            <text:p>0,348526777816374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ingle-Link</text:p>
          </table:table-cell>
          <table:table-cell office:value-type="float" office:value="0.000360374645481553" calcext:value-type="float">
            <text:p>0,000360374645482</text:p>
          </table:table-cell>
          <table:table-cell office:value-type="float" office:value="0.000320414370338647" calcext:value-type="float">
            <text:p>0,000320414370339</text:p>
          </table:table-cell>
          <table:table-cell office:value-type="float" office:value="0.000256509707645115" calcext:value-type="float">
            <text:p>0,000256509707645</text:p>
          </table:table-cell>
          <table:table-cell office:value-type="float" office:value="0.000228561222600021" calcext:value-type="float">
            <text:p>0,0002285612226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nce Monkey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5 Clusters</text:p>
          </table:table-cell>
          <table:table-cell office:value-type="string" calcext:value-type="string">
            <text:p>6 Clusters</text:p>
          </table:table-cell>
          <table:table-cell office:value-type="string" calcext:value-type="string">
            <text:p>7 Clusters</text:p>
          </table:table-cell>
          <table:table-cell office:value-type="string" calcext:value-type="string">
            <text:p>8 Clusters</text:p>
          </table:table-cell>
          <table:table-cell office:value-type="string" calcext:value-type="string">
            <text:p>9 Clusters</text:p>
          </table:table-cell>
          <table:table-cell office:value-type="string" calcext:value-type="string">
            <text:p>10 Clusters</text:p>
          </table:table-cell>
          <table:table-cell office:value-type="string" calcext:value-type="string">
            <text:p>11 Clusters</text:p>
          </table:table-cell>
          <table:table-cell office:value-type="string" calcext:value-type="string">
            <text:p>12 Clusters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Avarage-Link</text:p>
          </table:table-cell>
          <table:table-cell table:style-name="ce1" office:value-type="float" office:value="0.329439067577161" calcext:value-type="float">
            <text:p>0,329439067577161</text:p>
          </table:table-cell>
          <table:table-cell table:style-name="ce1" office:value-type="float" office:value="0.401393034663931" calcext:value-type="float">
            <text:p>0,401393034663931</text:p>
          </table:table-cell>
          <table:table-cell table:style-name="ce1" office:value-type="float" office:value="0.482375203610975" calcext:value-type="float">
            <text:p>0,482375203610975</text:p>
          </table:table-cell>
          <table:table-cell table:style-name="ce1" office:value-type="float" office:value="0.496758402474045" calcext:value-type="float">
            <text:p>0,496758402474045</text:p>
          </table:table-cell>
          <table:table-cell table:style-name="ce1" office:value-type="float" office:value="0.651416709107125" calcext:value-type="float">
            <text:p>0,651416709107125</text:p>
          </table:table-cell>
          <table:table-cell table:style-name="ce1" office:value-type="float" office:value="0.67131407275781" calcext:value-type="float">
            <text:p>0,67131407275781</text:p>
          </table:table-cell>
          <table:table-cell table:style-name="ce1" office:value-type="float" office:value="0.638354716739704" calcext:value-type="float">
            <text:p>0,638354716739704</text:p>
          </table:table-cell>
          <table:table-cell table:style-name="ce1" office:value-type="float" office:value="0.644828590688437" calcext:value-type="float">
            <text:p>0,644828590688437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k-médias</text:p>
          </table:table-cell>
          <table:table-cell table:style-name="ce1" office:value-type="float" office:value="0.419325836248982" calcext:value-type="float">
            <text:p>0,419325836248982</text:p>
          </table:table-cell>
          <table:table-cell table:style-name="ce1" office:value-type="float" office:value="0.529452639503892" calcext:value-type="float">
            <text:p>0,529452639503892</text:p>
          </table:table-cell>
          <table:table-cell table:style-name="ce1" office:value-type="float" office:value="0.61378878156283" calcext:value-type="float">
            <text:p>0,61378878156283</text:p>
          </table:table-cell>
          <table:table-cell table:style-name="ce1" office:value-type="float" office:value="0.594508414248676" calcext:value-type="float">
            <text:p>0,594508414248676</text:p>
          </table:table-cell>
          <table:table-cell table:style-name="ce1" office:value-type="float" office:value="0.557594935130032" calcext:value-type="float">
            <text:p>0,557594935130032</text:p>
          </table:table-cell>
          <table:table-cell table:style-name="ce1" office:value-type="float" office:value="0.471171740053964" calcext:value-type="float">
            <text:p>0,471171740053964</text:p>
          </table:table-cell>
          <table:table-cell table:style-name="ce1" office:value-type="float" office:value="0.417799725628628" calcext:value-type="float">
            <text:p>0,417799725628628</text:p>
          </table:table-cell>
          <table:table-cell table:style-name="ce1" office:value-type="float" office:value="0.509226976288421" calcext:value-type="float">
            <text:p>0,509226976288421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Single-Link</text:p>
          </table:table-cell>
          <table:table-cell table:style-name="ce1" office:value-type="float" office:value="0.599579453289276" calcext:value-type="float">
            <text:p>0,599579453289276</text:p>
          </table:table-cell>
          <table:table-cell table:style-name="ce1" office:value-type="float" office:value="0.764390502562894" calcext:value-type="float">
            <text:p>0,764390502562894</text:p>
          </table:table-cell>
          <table:table-cell table:style-name="ce1" office:value-type="float" office:value="0.870770722249152" calcext:value-type="float">
            <text:p>0,870770722249152</text:p>
          </table:table-cell>
          <table:table-cell table:style-name="ce1" office:value-type="float" office:value="0.834455057545216" calcext:value-type="float">
            <text:p>0,834455057545216</text:p>
          </table:table-cell>
          <table:table-cell table:style-name="ce1" office:value-type="float" office:value="0.827667083641156" calcext:value-type="float">
            <text:p>0,827667083641156</text:p>
          </table:table-cell>
          <table:table-cell table:style-name="ce1" office:value-type="float" office:value="0.82274099637286" calcext:value-type="float">
            <text:p>0,82274099637286</text:p>
          </table:table-cell>
          <table:table-cell table:style-name="ce1" office:value-type="float" office:value="0.822190316627018" calcext:value-type="float">
            <text:p>0,822190316627018</text:p>
          </table:table-cell>
          <table:table-cell table:style-name="ce1" office:value-type="float" office:value="0.818281688105869" calcext:value-type="float">
            <text:p>0,818281688105869</text:p>
          </table:table-cell>
          <table:table-cell table:number-columns-repeated="54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3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2"/>
          <table:table-cell office:value-type="string" calcext:value-type="string">
            <text:p>Avarage-Link</text:p>
          </table:table-cell>
          <table:table-cell office:value-type="string" calcext:value-type="string">
            <text:p>k-médias</text:p>
          </table:table-cell>
          <table:table-cell office:value-type="string" calcext:value-type="string">
            <text:p>Single-Link</text:p>
          </table:table-cell>
          <table:table-cell>
            <draw:frame table:end-cell-address="Planilha3.M16" table:end-x="14.2mm" table:end-y="2.77mm" draw:z-index="0" draw:name="Gráfico 2" draw:style-name="gr2" draw:text-style-name="P2" svg:width="127.63mm" svg:height="76.18mm" svg:x="5.6mm" svg:y="3.31mm">
              <draw:object draw:notify-on-update-of-ranges="Planilha3.B2:Planilha3.B5 Planilha3.C1:Planilha3.C1 Planilha3.C2:Planilha3.C5 Planilha3.D1:Planilha3.D1 Planilha3.D2:Planilha3.D5 Planilha3.E1:Planilha3.E1 Planilha3.E2:Planilha3.E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2 Clusters</text:p>
          </table:table-cell>
          <table:table-cell office:value-type="float" office:value="0.0221251462925851" calcext:value-type="float">
            <text:p>0,022125146292585</text:p>
          </table:table-cell>
          <table:table-cell office:value-type="float" office:value="0.0321551902518829" calcext:value-type="float">
            <text:p>0,03215519025188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3 Clusters</text:p>
          </table:table-cell>
          <table:table-cell office:value-type="float" office:value="0.0188749048647787" calcext:value-type="float">
            <text:p>0,018874904864779</text:p>
          </table:table-cell>
          <table:table-cell office:value-type="float" office:value="0.042117592304242" calcext:value-type="float">
            <text:p>0,042117592304242</text:p>
          </table:table-cell>
          <table:table-cell office:value-type="float" office:value="0.998001996003992" calcext:value-type="float">
            <text:p>0,998001996003992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4 Clusters</text:p>
          </table:table-cell>
          <table:table-cell office:value-type="float" office:value="0.0156235024712952" calcext:value-type="float">
            <text:p>0,015623502471295</text:p>
          </table:table-cell>
          <table:table-cell office:value-type="float" office:value="0.0513472733667744" calcext:value-type="float">
            <text:p>0,051347273366774</text:p>
          </table:table-cell>
          <table:table-cell office:value-type="float" office:value="0.996003984015936" calcext:value-type="float">
            <text:p>0,99600398401593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5 Clusters</text:p>
          </table:table-cell>
          <table:table-cell office:value-type="float" office:value="0.0154941565368294" calcext:value-type="float">
            <text:p>0,015494156536829</text:p>
          </table:table-cell>
          <table:table-cell office:value-type="float" office:value="0.0326455963525628" calcext:value-type="float">
            <text:p>0,032645596352563</text:p>
          </table:table-cell>
          <table:table-cell office:value-type="float" office:value="0.994009968091832" calcext:value-type="float">
            <text:p>0,994009968091832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3" style:display-name="PageStyle_Planilh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ladi Mancini</meta:initial-creator>
    <meta:creation-date>2019-11-22T19:35:48</meta:creation-date>
    <dc:date>2019-11-22T22:52:57.363000000</dc:date>
    <meta:generator>LibreOffice/6.3.3.2$Windows_X86_64 LibreOffice_project/a64200df03143b798afd1ec74a12ab50359878ed</meta:generator>
    <meta:editing-duration>PT14M43S</meta:editing-duration>
    <meta:editing-cycles>2</meta:editing-cycles>
    <meta:document-statistic meta:table-count="2" meta:cell-count="98" meta:object-count="4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7.253cm" svg:height="2.804cm" xlink:href=".." xlink:type="simple" chart:class="chart:line" chart:style-name="ch1">
        <chart:title svg:x="1.525cm" svg:y="0.228cm" chart:style-name="ch2">
          <text:p>Rand Conjunto c2ds1-2sp</text:p>
        </chart:title>
        <chart:legend chart:legend-position="bottom" svg:x="1.086cm" svg:y="1.865cm" style:legend-expansion="wide" chart:style-name="ch3"/>
        <chart:plot-area chart:style-name="ch4" table:cell-range-address="Planilha1.B1:Planilha1.F4" chart:data-source-has-labels="both" svg:x="0.145cm" svg:y="1.047cm" svg:width="6.963cm" svg:height="0.578cm">
          <chartooo:coordinate-region svg:x="0.78cm" svg:y="1.047cm" svg:width="5.691cm" svg:height="0.192cm"/>
          <chart:axis chart:dimension="x" chart:name="primary-x" chart:style-name="ch5" chartooo:axis-type="auto">
            <chartooo:date-scale/>
            <chart:categories table:cell-range-address="Planilha1.C1:Planilha1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:Planilha1.F2" chart:label-cell-address="Planilha1.B2:Planilha1.B2" chart:class="chart:line">
            <chart:data-point chart:repeated="4"/>
          </chart:series>
          <chart:series chart:style-name="ch9" chart:values-cell-range-address="Planilha1.C3:Planilha1.F3" chart:label-cell-address="Planilha1.B3:Planilha1.B3" chart:class="chart:line">
            <chart:data-point chart:repeated="4"/>
          </chart:series>
          <chart:series chart:style-name="ch10" chart:values-cell-range-address="Planilha1.C4:Planilha1.F4" chart:label-cell-address="Planilha1.B4:Planilha1.B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Clusters</text:p>
                <draw:g>
                  <svg:desc>Planilha1.C1:Planilha1.F1</svg:desc>
                </draw:g>
              </table:table-cell>
              <table:table-cell office:value-type="string">
                <text:p>3 Clusters</text:p>
              </table:table-cell>
              <table:table-cell office:value-type="string">
                <text:p>4 Clusters</text:p>
              </table:table-cell>
              <table:table-cell office:value-type="string">
                <text:p>5 Clusters</text:p>
              </table:table-cell>
            </table:table-row>
          </table:table-header-rows>
          <table:table-rows>
            <table:table-row>
              <table:table-cell office:value-type="string">
                <text:p>Avarage-Link</text:p>
                <draw:g>
                  <svg:desc>Planilha1.B2:Planilha1.B2</svg:desc>
                </draw:g>
              </table:table-cell>
              <table:table-cell office:value-type="float" office:value="0.0221251462925851">
                <text:p>0.0221251462925851</text:p>
                <draw:g>
                  <svg:desc>Planilha1.C2:Planilha1.F2</svg:desc>
                </draw:g>
              </table:table-cell>
              <table:table-cell office:value-type="float" office:value="0.0188749048647787">
                <text:p>0.0188749048647787</text:p>
              </table:table-cell>
              <table:table-cell office:value-type="float" office:value="0.0156235024712952">
                <text:p>0.0156235024712952</text:p>
              </table:table-cell>
              <table:table-cell office:value-type="float" office:value="0.0154941565368294">
                <text:p>0.0154941565368294</text:p>
              </table:table-cell>
            </table:table-row>
            <table:table-row>
              <table:table-cell office:value-type="string">
                <text:p>k-médias</text:p>
                <draw:g>
                  <svg:desc>Planilha1.B3:Planilha1.B3</svg:desc>
                </draw:g>
              </table:table-cell>
              <table:table-cell office:value-type="float" office:value="0.0321551902518829">
                <text:p>0.0321551902518829</text:p>
                <draw:g>
                  <svg:desc>Planilha1.C3:Planilha1.F3</svg:desc>
                </draw:g>
              </table:table-cell>
              <table:table-cell office:value-type="float" office:value="0.042117592304242">
                <text:p>0.042117592304242</text:p>
              </table:table-cell>
              <table:table-cell office:value-type="float" office:value="0.0513472733667744">
                <text:p>0.0513472733667744</text:p>
              </table:table-cell>
              <table:table-cell office:value-type="float" office:value="0.0326455963525628">
                <text:p>0.0326455963525628</text:p>
              </table:table-cell>
            </table:table-row>
            <table:table-row>
              <table:table-cell office:value-type="string">
                <text:p>Single-Link</text:p>
                <draw:g>
                  <svg:desc>Planilha1.B4:Planilha1.B4</svg:desc>
                </draw:g>
              </table:table-cell>
              <table:table-cell office:value-type="float" office:value="1">
                <text:p>1</text:p>
                <draw:g>
                  <svg:desc>Planilha1.C4:Planilha1.F4</svg:desc>
                </draw:g>
              </table:table-cell>
              <table:table-cell office:value-type="float" office:value="0.998001996003992">
                <text:p>0.998001996003992</text:p>
              </table:table-cell>
              <table:table-cell office:value-type="float" office:value="0.996003984015936">
                <text:p>0.996003984015936</text:p>
              </table:table-cell>
              <table:table-cell office:value-type="float" office:value="0.994009968091832">
                <text:p>0.994009968091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7.544cm" svg:height="2.628cm" xlink:href=".." xlink:type="simple" chart:class="chart:line" chart:style-name="ch1">
        <chart:title svg:x="2.59cm" svg:y="0.079cm" chart:style-name="ch2">
          <text:p>Rand Conjunto c2ds3-2g</text:p>
        </chart:title>
        <chart:legend chart:legend-position="bottom" svg:x="1.232cm" svg:y="1.689cm" style:legend-expansion="wide" chart:style-name="ch3"/>
        <chart:plot-area chart:style-name="ch4" table:cell-range-address="Planilha1.B8:Planilha1.F11" chart:data-source-has-labels="both" svg:x="0.15cm" svg:y="1.039cm" svg:width="7.244cm" svg:height="0.414cm">
          <chartooo:coordinate-region svg:x="0.785cm" svg:y="1.061cm" svg:width="5.972cm" svg:height="0.138cm"/>
          <chart:axis chart:dimension="x" chart:name="primary-x" chart:style-name="ch5" chartooo:axis-type="auto">
            <chartooo:date-scale/>
            <chart:categories table:cell-range-address="Planilha1.C8:Planilha1.F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9:Planilha1.F9" chart:label-cell-address="Planilha1.B9:Planilha1.B9" chart:class="chart:line">
            <chart:data-point chart:repeated="4"/>
          </chart:series>
          <chart:series chart:style-name="ch9" chart:values-cell-range-address="Planilha1.C10:Planilha1.F10" chart:label-cell-address="Planilha1.B10:Planilha1.B10" chart:class="chart:line">
            <chart:data-point chart:repeated="4"/>
          </chart:series>
          <chart:series chart:style-name="ch10" chart:values-cell-range-address="Planilha1.C11:Planilha1.F11" chart:label-cell-address="Planilha1.B11:Planilha1.B1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Clusters</text:p>
                <draw:g>
                  <svg:desc>Planilha1.C8:Planilha1.F8</svg:desc>
                </draw:g>
              </table:table-cell>
              <table:table-cell office:value-type="string">
                <text:p>3 Clusters</text:p>
              </table:table-cell>
              <table:table-cell office:value-type="string">
                <text:p>4 Clusters</text:p>
              </table:table-cell>
              <table:table-cell office:value-type="string">
                <text:p>5 Clusters</text:p>
              </table:table-cell>
            </table:table-row>
          </table:table-header-rows>
          <table:table-rows>
            <table:table-row>
              <table:table-cell office:value-type="string">
                <text:p>Avarage-Link</text:p>
                <draw:g>
                  <svg:desc>Planilha1.B9:Planilha1.B9</svg:desc>
                </draw:g>
              </table:table-cell>
              <table:table-cell office:value-type="float" office:value="0.472867704575316">
                <text:p>0.472867704575316</text:p>
                <draw:g>
                  <svg:desc>Planilha1.C9:Planilha1.F9</svg:desc>
                </draw:g>
              </table:table-cell>
              <table:table-cell office:value-type="float" office:value="0.385175006010711">
                <text:p>0.385175006010711</text:p>
              </table:table-cell>
              <table:table-cell office:value-type="float" office:value="0.471802085876499">
                <text:p>0.471802085876499</text:p>
              </table:table-cell>
              <table:table-cell office:value-type="float" office:value="0.353795690998945">
                <text:p>0.353795690998945</text:p>
              </table:table-cell>
            </table:table-row>
            <table:table-row>
              <table:table-cell office:value-type="string">
                <text:p>k-médias</text:p>
                <draw:g>
                  <svg:desc>Planilha1.B10:Planilha1.B10</svg:desc>
                </draw:g>
              </table:table-cell>
              <table:table-cell office:value-type="float" office:value="0.887251518322537">
                <text:p>0.887251518322537</text:p>
                <draw:g>
                  <svg:desc>Planilha1.C10:Planilha1.F10</svg:desc>
                </draw:g>
              </table:table-cell>
              <table:table-cell office:value-type="float" office:value="0.43906340400298">
                <text:p>0.43906340400298</text:p>
              </table:table-cell>
              <table:table-cell office:value-type="float" office:value="0.445861915571538">
                <text:p>0.445861915571538</text:p>
              </table:table-cell>
              <table:table-cell office:value-type="float" office:value="0.348526777816374">
                <text:p>0.348526777816374</text:p>
              </table:table-cell>
            </table:table-row>
            <table:table-row>
              <table:table-cell office:value-type="string">
                <text:p>Single-Link</text:p>
                <draw:g>
                  <svg:desc>Planilha1.B11:Planilha1.B11</svg:desc>
                </draw:g>
              </table:table-cell>
              <table:table-cell office:value-type="float" office:value="0.000360374645481553">
                <text:p>0.000360374645481553</text:p>
                <draw:g>
                  <svg:desc>Planilha1.C11:Planilha1.F11</svg:desc>
                </draw:g>
              </table:table-cell>
              <table:table-cell office:value-type="float" office:value="0.000320414370338647">
                <text:p>0.000320414370338647</text:p>
              </table:table-cell>
              <table:table-cell office:value-type="float" office:value="0.000256509707645115">
                <text:p>0.000256509707645115</text:p>
              </table:table-cell>
              <table:table-cell office:value-type="float" office:value="0.000228561222600021">
                <text:p>0.000228561222600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64cm" svg:height="7.619cm" xlink:href=".." xlink:type="simple" chart:class="chart:line" chart:style-name="ch1">
        <chart:title svg:x="4.216cm" svg:y="0.288cm" chart:style-name="ch2">
          <text:p> Conjunto c2ds1-2sp</text:p>
        </chart:title>
        <chart:legend chart:legend-position="bottom" svg:x="2.586cm" svg:y="7.099cm" style:legend-expansion="wide" chart:style-name="ch3"/>
        <chart:plot-area chart:style-name="ch4" table:cell-range-address="Planilha3.B1:Planilha3.E5" chart:data-source-has-labels="both" svg:x="0.255cm" svg:y="1.239cm" svg:width="12.254cm" svg:height="5.524cm">
          <chartooo:coordinate-region svg:x="0.89cm" svg:y="1.4cm" svg:width="10.982cm" svg:height="4.945cm"/>
          <chart:axis chart:dimension="x" chart:name="primary-x" chart:style-name="ch5" chartooo:axis-type="auto">
            <chartooo:date-scale/>
            <chart:categories table:cell-range-address="Planilha3.B2:Planilha3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3.C2:Planilha3.C5" chart:label-cell-address="Planilha3.C1:Planilha3.C1" chart:class="chart:line">
            <chart:data-point chart:repeated="4"/>
          </chart:series>
          <chart:series chart:style-name="ch9" chart:values-cell-range-address="Planilha3.D2:Planilha3.D5" chart:label-cell-address="Planilha3.D1:Planilha3.D1" chart:class="chart:line">
            <chart:data-point chart:repeated="4"/>
          </chart:series>
          <chart:series chart:style-name="ch10" chart:values-cell-range-address="Planilha3.E2:Planilha3.E5" chart:label-cell-address="Planilha3.E1:Planilha3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rage-Link</text:p>
                <draw:g>
                  <svg:desc>Planilha3.C1:Planilha3.C1</svg:desc>
                </draw:g>
              </table:table-cell>
              <table:table-cell office:value-type="string">
                <text:p>k-médias</text:p>
                <draw:g>
                  <svg:desc>Planilha3.D1:Planilha3.D1</svg:desc>
                </draw:g>
              </table:table-cell>
              <table:table-cell office:value-type="string">
                <text:p>Single-Link</text:p>
                <draw:g>
                  <svg:desc>Planilha3.E1:Planilha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Clusters</text:p>
                <draw:g>
                  <svg:desc>Planilha3.B2:Planilha3.B5</svg:desc>
                </draw:g>
              </table:table-cell>
              <table:table-cell office:value-type="float" office:value="0.0221251462925851">
                <text:p>0.0221251462925851</text:p>
                <draw:g>
                  <svg:desc>Planilha3.C2:Planilha3.C5</svg:desc>
                </draw:g>
              </table:table-cell>
              <table:table-cell office:value-type="float" office:value="0.0321551902518829">
                <text:p>0.0321551902518829</text:p>
                <draw:g>
                  <svg:desc>Planilha3.D2:Planilha3.D5</svg:desc>
                </draw:g>
              </table:table-cell>
              <table:table-cell office:value-type="float" office:value="1">
                <text:p>1</text:p>
                <draw:g>
                  <svg:desc>Planilha3.E2:Planilha3.E5</svg:desc>
                </draw:g>
              </table:table-cell>
            </table:table-row>
            <table:table-row>
              <table:table-cell office:value-type="string">
                <text:p>3 Clusters</text:p>
              </table:table-cell>
              <table:table-cell office:value-type="float" office:value="0.0188749048647787">
                <text:p>0.0188749048647787</text:p>
              </table:table-cell>
              <table:table-cell office:value-type="float" office:value="0.042117592304242">
                <text:p>0.042117592304242</text:p>
              </table:table-cell>
              <table:table-cell office:value-type="float" office:value="0.998001996003992">
                <text:p>0.998001996003992</text:p>
              </table:table-cell>
            </table:table-row>
            <table:table-row>
              <table:table-cell office:value-type="string">
                <text:p>4 Clusters</text:p>
              </table:table-cell>
              <table:table-cell office:value-type="float" office:value="0.0156235024712952">
                <text:p>0.0156235024712952</text:p>
              </table:table-cell>
              <table:table-cell office:value-type="float" office:value="0.0513472733667744">
                <text:p>0.0513472733667744</text:p>
              </table:table-cell>
              <table:table-cell office:value-type="float" office:value="0.996003984015936">
                <text:p>0.996003984015936</text:p>
              </table:table-cell>
            </table:table-row>
            <table:table-row>
              <table:table-cell office:value-type="string">
                <text:p>5 Clusters</text:p>
              </table:table-cell>
              <table:table-cell office:value-type="float" office:value="0.0154941565368294">
                <text:p>0.0154941565368294</text:p>
              </table:table-cell>
              <table:table-cell office:value-type="float" office:value="0.0326455963525628">
                <text:p>0.0326455963525628</text:p>
              </table:table-cell>
              <table:table-cell office:value-type="float" office:value="0.994009968091832">
                <text:p>0.9940099680918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2cm" xlink:href=".." xlink:type="simple" chart:class="chart:line" chart:style-name="ch1">
        <chart:title svg:x="5.614cm" svg:y="0.315cm" chart:style-name="ch2">
          <text:p>Rand Conjunto Monkey</text:p>
        </chart:title>
        <chart:legend chart:legend-position="end" svg:x="12.644cm" svg:y="3.694cm" style:legend-expansion="high" chart:style-name="ch3"/>
        <chart:plot-area chart:style-name="ch4" table:cell-range-address="Planilha1.B14:Planilha1.J17" chart:data-source-has-labels="both" svg:x="0.319cm" svg:y="1.273cm" svg:width="12.006cm" svg:height="7.53cm">
          <chartooo:coordinate-region svg:x="1.402cm" svg:y="1.273cm" svg:width="10.62cm" svg:height="5.566cm"/>
          <chart:axis chart:dimension="x" chart:name="primary-x" chart:style-name="ch5" chartooo:axis-type="auto">
            <chartooo:date-scale/>
            <chart:categories table:cell-range-address="Planilha1.C14:Planilha1.J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15:Planilha1.J15" chart:label-cell-address="Planilha1.B15:Planilha1.B15" chart:class="chart:line">
            <chart:data-point chart:repeated="8"/>
          </chart:series>
          <chart:series chart:style-name="ch8" chart:values-cell-range-address="Planilha1.C16:Planilha1.J16" chart:label-cell-address="Planilha1.B16:Planilha1.B16" chart:class="chart:line">
            <chart:data-point chart:repeated="8"/>
          </chart:series>
          <chart:series chart:style-name="ch9" chart:values-cell-range-address="Planilha1.C17:Planilha1.J17" chart:label-cell-address="Planilha1.B17:Planilha1.B1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Clusters</text:p>
                <draw:g>
                  <svg:desc>Planilha1.C14:Planilha1.J14</svg:desc>
                </draw:g>
              </table:table-cell>
              <table:table-cell office:value-type="string">
                <text:p>6 Clusters</text:p>
              </table:table-cell>
              <table:table-cell office:value-type="string">
                <text:p>7 Clusters</text:p>
              </table:table-cell>
              <table:table-cell office:value-type="string">
                <text:p>8 Clusters</text:p>
              </table:table-cell>
              <table:table-cell office:value-type="string">
                <text:p>9 Clusters</text:p>
              </table:table-cell>
              <table:table-cell office:value-type="string">
                <text:p>10 Clusters</text:p>
              </table:table-cell>
              <table:table-cell office:value-type="string">
                <text:p>11 Clusters</text:p>
              </table:table-cell>
              <table:table-cell office:value-type="string">
                <text:p>12 Clusters</text:p>
              </table:table-cell>
            </table:table-row>
          </table:table-header-rows>
          <table:table-rows>
            <table:table-row>
              <table:table-cell office:value-type="string">
                <text:p>Avarage-Link</text:p>
                <draw:g>
                  <svg:desc>Planilha1.B15:Planilha1.B15</svg:desc>
                </draw:g>
              </table:table-cell>
              <table:table-cell office:value-type="float" office:value="0.329439067577161">
                <text:p>0.329439067577161</text:p>
                <draw:g>
                  <svg:desc>Planilha1.C15:Planilha1.J15</svg:desc>
                </draw:g>
              </table:table-cell>
              <table:table-cell office:value-type="float" office:value="0.401393034663931">
                <text:p>0.401393034663931</text:p>
              </table:table-cell>
              <table:table-cell office:value-type="float" office:value="0.482375203610975">
                <text:p>0.482375203610975</text:p>
              </table:table-cell>
              <table:table-cell office:value-type="float" office:value="0.496758402474045">
                <text:p>0.496758402474045</text:p>
              </table:table-cell>
              <table:table-cell office:value-type="float" office:value="0.651416709107125">
                <text:p>0.651416709107125</text:p>
              </table:table-cell>
              <table:table-cell office:value-type="float" office:value="0.67131407275781">
                <text:p>0.67131407275781</text:p>
              </table:table-cell>
              <table:table-cell office:value-type="float" office:value="0.638354716739704">
                <text:p>0.638354716739704</text:p>
              </table:table-cell>
              <table:table-cell office:value-type="float" office:value="0.644828590688437">
                <text:p>0.644828590688437</text:p>
              </table:table-cell>
            </table:table-row>
            <table:table-row>
              <table:table-cell office:value-type="string">
                <text:p>k-médias</text:p>
                <draw:g>
                  <svg:desc>Planilha1.B16:Planilha1.B16</svg:desc>
                </draw:g>
              </table:table-cell>
              <table:table-cell office:value-type="float" office:value="0.419325836248982">
                <text:p>0.419325836248982</text:p>
                <draw:g>
                  <svg:desc>Planilha1.C16:Planilha1.J16</svg:desc>
                </draw:g>
              </table:table-cell>
              <table:table-cell office:value-type="float" office:value="0.529452639503892">
                <text:p>0.529452639503892</text:p>
              </table:table-cell>
              <table:table-cell office:value-type="float" office:value="0.61378878156283">
                <text:p>0.61378878156283</text:p>
              </table:table-cell>
              <table:table-cell office:value-type="float" office:value="0.594508414248676">
                <text:p>0.594508414248676</text:p>
              </table:table-cell>
              <table:table-cell office:value-type="float" office:value="0.557594935130032">
                <text:p>0.557594935130032</text:p>
              </table:table-cell>
              <table:table-cell office:value-type="float" office:value="0.471171740053964">
                <text:p>0.471171740053964</text:p>
              </table:table-cell>
              <table:table-cell office:value-type="float" office:value="0.417799725628628">
                <text:p>0.417799725628628</text:p>
              </table:table-cell>
              <table:table-cell office:value-type="float" office:value="0.509226976288421">
                <text:p>0.509226976288421</text:p>
              </table:table-cell>
            </table:table-row>
            <table:table-row>
              <table:table-cell office:value-type="string">
                <text:p>Single-Link</text:p>
                <draw:g>
                  <svg:desc>Planilha1.B17:Planilha1.B17</svg:desc>
                </draw:g>
              </table:table-cell>
              <table:table-cell office:value-type="float" office:value="0.599579453289276">
                <text:p>0.599579453289276</text:p>
                <draw:g>
                  <svg:desc>Planilha1.C17:Planilha1.J17</svg:desc>
                </draw:g>
              </table:table-cell>
              <table:table-cell office:value-type="float" office:value="0.764390502562894">
                <text:p>0.764390502562894</text:p>
              </table:table-cell>
              <table:table-cell office:value-type="float" office:value="0.870770722249152">
                <text:p>0.870770722249152</text:p>
              </table:table-cell>
              <table:table-cell office:value-type="float" office:value="0.834455057545216">
                <text:p>0.834455057545216</text:p>
              </table:table-cell>
              <table:table-cell office:value-type="float" office:value="0.827667083641156">
                <text:p>0.827667083641156</text:p>
              </table:table-cell>
              <table:table-cell office:value-type="float" office:value="0.82274099637286">
                <text:p>0.82274099637286</text:p>
              </table:table-cell>
              <table:table-cell office:value-type="float" office:value="0.822190316627018">
                <text:p>0.822190316627018</text:p>
              </table:table-cell>
              <table:table-cell office:value-type="float" office:value="0.818281688105869">
                <text:p>0.8182816881058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